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svg:stroke-opacity="100%" draw:fill-color="#dddddd" draw:opacity="95%" draw:textarea-horizontal-align="justify" draw:textarea-vertical-align="middle" draw:auto-grow-height="false" fo:min-height="1.941cm" fo:min-width="20.074cm"/>
    </style:style>
    <style:style style:name="gr2" style:family="graphic" style:parent-style-name="standard">
      <style:graphic-properties svg:stroke-color="#999999" svg:stroke-opacity="100%" draw:fill-color="#dddddd" draw:opacity="95%" draw:textarea-horizontal-align="justify" draw:textarea-vertical-align="middle" draw:auto-grow-height="false" fo:min-height="2.29cm" fo:min-width="18.5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9.6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3.3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1cm" fo:min-width="2.167cm"/>
    </style:style>
    <style:style style:name="P1" style:family="paragraph">
      <style:paragraph-properties fo:text-align="end"/>
    </style:style>
    <style:style style:name="P2" style:family="paragraph">
      <loext:graphic-properties draw:fill-color="#dddddd" draw:opacity="95%"/>
      <style:paragraph-properties fo:text-align="end"/>
      <style:text-properties fo:color="#808080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0.574cm" svg:height="2.191cm" svg:x="1.46cm" svg:y="7.604cm">
            <text:p text:style-name="P1"><text:span text:style-name="T1">Ground</text:span></text:p>
            <text:p text:style-name="P1"><text:span text:style-name="T1">Trut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9.05cm" svg:height="2.54cm" svg:x="2.349cm" svg:y="3.667cm">
            <text:p text:style-name="P1"><text:span text:style-name="T1">Examiner</text:span></text:p>
            <text:p text:style-name="P1"><text:span text:style-name="T1">Decis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" draw:id="id1" draw:layer="layout" svg:width="10.16cm" svg:height="1.27cm" svg:x="5.524cm" svg:y="1cm">
            <text:p text:style-name="P3">Known/Questioned Comparis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3" draw:id="id3" draw:layer="layout" svg:width="3.81cm" svg:height="1.27cm" svg:x="3.619cm" svg:y="4.302cm">
            <text:p text:style-name="P3">Identification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2" draw:id="id2" draw:layer="layout" svg:width="3.81cm" svg:height="1.27cm" svg:x="8.699cm" svg:y="4.302cm">
            <text:p text:style-name="P3">Inconclusive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4" draw:id="id4" draw:layer="layout" svg:width="3.81cm" svg:height="1.27cm" svg:x="13.779cm" svg:y="4.302cm">
            <text:p text:style-name="P3">Elimination</text:p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draw:type="line" svg:x1="10.604cm" svg:y1="2.27cm" svg:x2="10.604cm" svg:y2="4.302cm" draw:start-shape="id1" draw:start-glue-point="2" draw:end-shape="id2" svg:d="M10604 2270v2032" svg:viewBox="0 0 1 2033">
            <text:p/>
          </draw:connector>
          <draw:connector draw:style-name="gr5" draw:text-style-name="P5" draw:layer="layout" draw:type="line" svg:x1="10.604cm" svg:y1="2.27cm" svg:x2="5.524cm" svg:y2="4.302cm" draw:start-shape="id1" draw:start-glue-point="2" draw:end-shape="id3" draw:end-glue-point="0" svg:d="M10604 2270l-5080 2032" svg:viewBox="0 0 5081 2033">
            <text:p/>
          </draw:connector>
          <draw:connector draw:style-name="gr5" draw:text-style-name="P5" draw:layer="layout" draw:type="line" svg:x1="10.604cm" svg:y1="2.27cm" svg:x2="15.684cm" svg:y2="4.302cm" draw:start-shape="id1" draw:start-glue-point="2" draw:end-shape="id4" draw:end-glue-point="0" svg:d="M10604 2270l5080 2032" svg:viewBox="0 0 5081 2033">
            <text:p/>
          </draw:connector>
          <draw:custom-shape draw:style-name="gr6" draw:text-style-name="P4" xml:id="id5" draw:id="id5" draw:layer="layout" svg:width="2.667cm" svg:height="1.401cm" svg:x="1.841cm" svg:y="8.055cm">
            <text:p text:style-name="P3">Same<text:line-break/>Source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6" draw:id="id6" draw:layer="layout" svg:width="2.667cm" svg:height="1.401cm" svg:x="4.716cm" svg:y="8.055cm">
            <text:p text:style-name="P3">Different<text:line-break/>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7" draw:id="id7" draw:layer="layout" svg:width="2.667cm" svg:height="1.401cm" svg:x="7.84cm" svg:y="8.055cm">
            <text:p text:style-name="P3">Same<text:line-break/>Source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8" draw:id="id8" draw:layer="layout" svg:width="2.667cm" svg:height="1.401cm" svg:x="10.715cm" svg:y="8.055cm">
            <text:p text:style-name="P3">Different<text:line-break/>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9" draw:id="id9" draw:layer="layout" svg:width="2.667cm" svg:height="1.401cm" svg:x="13.84cm" svg:y="8.055cm">
            <text:p text:style-name="P3">Same<text:line-break/>Source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0" draw:id="id10" draw:layer="layout" svg:width="2.667cm" svg:height="1.401cm" svg:x="16.715cm" svg:y="8.055cm">
            <text:p text:style-name="P3">Different<text:line-break/>Source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draw:type="line" svg:x1="5.524cm" svg:y1="5.572cm" svg:x2="3.174cm" svg:y2="8.055cm" draw:start-shape="id3" draw:start-glue-point="2" draw:end-shape="id5" draw:end-glue-point="0" svg:d="M5524 5572l-2350 2483" svg:viewBox="0 0 2351 2484">
            <text:p/>
          </draw:connector>
          <draw:connector draw:style-name="gr5" draw:text-style-name="P5" draw:layer="layout" draw:type="line" svg:x1="5.524cm" svg:y1="5.572cm" svg:x2="6.049cm" svg:y2="8.055cm" draw:start-shape="id3" draw:start-glue-point="2" draw:end-shape="id6" draw:end-glue-point="0" svg:d="M5524 5572l525 2483" svg:viewBox="0 0 526 2484">
            <text:p/>
          </draw:connector>
          <draw:connector draw:style-name="gr5" draw:text-style-name="P5" draw:layer="layout" draw:type="line" svg:x1="10.604cm" svg:y1="5.572cm" svg:x2="9.173cm" svg:y2="8.055cm" draw:start-shape="id2" draw:start-glue-point="2" draw:end-shape="id7" draw:end-glue-point="0" svg:d="M10604 5572l-1431 2483" svg:viewBox="0 0 1432 2484">
            <text:p/>
          </draw:connector>
          <draw:connector draw:style-name="gr5" draw:text-style-name="P5" draw:layer="layout" draw:type="line" svg:x1="10.604cm" svg:y1="5.572cm" svg:x2="12.048cm" svg:y2="8.055cm" draw:start-shape="id2" draw:start-glue-point="2" draw:end-shape="id8" draw:end-glue-point="0" svg:d="M10604 5572l1444 2483" svg:viewBox="0 0 1445 2484">
            <text:p/>
          </draw:connector>
          <draw:connector draw:style-name="gr5" draw:text-style-name="P5" draw:layer="layout" draw:type="line" svg:x1="15.684cm" svg:y1="5.572cm" svg:x2="15.173cm" svg:y2="8.055cm" draw:start-shape="id4" draw:start-glue-point="2" draw:end-shape="id9" svg:d="M15684 5572l-511 2483" svg:viewBox="0 0 512 2484">
            <text:p/>
          </draw:connector>
          <draw:connector draw:style-name="gr5" draw:text-style-name="P5" draw:layer="layout" draw:type="line" svg:x1="15.684cm" svg:y1="5.572cm" svg:x2="18.048cm" svg:y2="8.055cm" draw:start-shape="id4" draw:start-glue-point="2" draw:end-shape="id10" draw:end-glue-point="0" svg:d="M15684 5572l2364 2483" svg:viewBox="0 0 2365 248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49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Vanderplas</meta:initial-creator>
    <meta:creation-date>2020-02-12T12:38:25.367327133</meta:creation-date>
    <dc:date>2020-02-12T13:23:51.299043469</dc:date>
    <dc:creator>Susan Vanderplas</dc:creator>
    <meta:editing-duration>PT14M24S</meta:editing-duration>
    <meta:editing-cycles>2</meta:editing-cycles>
    <meta:generator>LibreOffice/6.0.7.3$Linux_X86_64 LibreOffice_project/00m0$Build-3</meta:generator>
    <meta:document-statistic meta:object-count="22"/>
  </office:meta>
</office:document-meta>
</file>